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10000000104191C4BD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Mono" svg:font-family="Mathematica1Mono" style:font-adornments="Regular"/>
    <style:font-face style:name="MS Reference Sans Serif" svg:font-family="'MS Reference Sans Serif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459cm" fo:min-width="1.209cm"/>
    </style:style>
    <style:style style:name="gr2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1.459cm" fo:min-width="1.209cm"/>
    </style:style>
    <style:style style:name="gr3" style:family="graphic" style:parent-style-name="standard">
      <style:graphic-properties draw:stroke="none" svg:stroke-color="#000000" draw:fill="solid" draw:fill-color="#23ff23" draw:textarea-horizontal-align="justify" draw:textarea-vertical-align="middle" draw:auto-grow-height="false" fo:min-height="1.459cm" fo:min-width="1.209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 style:list-style-name="L2">
      <style:graphic-properties draw:stroke="none" draw:fill="none" fo:min-height="1.12cm"/>
    </style:style>
    <style:style style:name="gr6" style:family="graphic" style:parent-style-name="standard" style:list-style-name="L2">
      <style:graphic-properties draw:stroke="none" draw:fill="none" fo:min-height="1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 style:writing-mode="rl-tb"/>
    </style:style>
    <style:style style:name="T1" style:family="text">
      <style:text-properties fo:color="#000080" style:font-name="MS Reference Sans Serif" fo:font-size="26pt" style:font-name-asian="MS Reference Sans Serif" style:font-size-asian="26pt" style:font-name-complex="MS Reference Sans Serif" style:font-size-complex="26pt"/>
    </style:style>
    <style:style style:name="T2" style:family="text">
      <style:text-properties fo:color="#000080" style:font-name="Mathematica1Mono" fo:font-size="26pt" fo:font-weight="bold" style:font-name-asian="Mathematica1Mono" style:font-size-asian="26pt" style:font-weight-asian="bold" style:font-name-complex="Mathematica1Mono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0000000104191C4BD.gif" xlink:type="simple" xlink:show="embed" xlink:actuate="onLoad">
        <style:list-level-properties text:min-label-width="0.6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0.6cm" text:min-label-width="0.6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1.2cm" text:min-label-width="0.6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1.8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2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3.6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4.8cm" text:min-label-width="0.6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5cm" svg:height="2.415cm" svg:x="4.369cm" svg:y="10.069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415cm" svg:height="2.415cm" svg:x="10.413cm" svg:y="10.099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415cm" svg:height="2.415cm" svg:x="16.305cm" svg:y="10.099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784cm" svg:y1="11.277cm" svg:x2="10.413cm" svg:y2="11.306cm" draw:start-shape="id1" draw:start-glue-point="10" draw:end-shape="id2" svg:d="M6784 11277c2721 0 907 29 3629 29" svg:viewBox="0 0 3630 30">
          <text:p/>
        </draw:connector>
        <draw:connector draw:style-name="gr4" draw:text-style-name="P1" draw:layer="layout" draw:type="curve" svg:x1="12.828cm" svg:y1="11.307cm" svg:x2="16.305cm" svg:y2="11.307cm" draw:start-shape="id2" draw:start-glue-point="10" draw:end-shape="id3" draw:end-glue-point="6" svg:d="M12828 11307h3477" svg:viewBox="0 0 3478 1">
          <text:p/>
        </draw:connector>
        <draw:frame draw:style-name="gr5" draw:text-style-name="P2" draw:layer="layout" svg:width="1.674cm" svg:height="1.37cm" svg:x="7.341cm" svg:y="9.568cm">
          <draw:text-box>
            <text:p text:style-name="P2"><text:span text:style-name="T1">β</text:span></text:p>
          </draw:text-box>
        </draw:frame>
        <draw:frame draw:style-name="gr6" draw:text-style-name="P2" draw:layer="layout" svg:width="1.652cm" svg:height="1.251cm" svg:x="13.425cm" svg:y="9.748cm">
          <draw:text-box>
            <text:p text:style-name="P2"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ematica1Mono" svg:font-family="Mathematica1Mono" style:font-adornments="Regular"/>
    <style:font-face style:name="MS Reference Sans Serif" svg:font-family="'MS Reference Sans Serif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9:21:08.324232502</meta:creation-date>
    <dc:date>2014-10-14T19:36:11.287865231</dc:date>
    <meta:editing-duration>PT13M46S</meta:editing-duration>
    <meta:editing-cycles>7</meta:editing-cycles>
    <meta:generator>LibreOffice/4.3.1.2$Linux_X86_64 LibreOffice_project/958349dc3b25111dbca392fbc281a05559ef6848</meta:generator>
    <meta:document-statistic meta:object-count="7"/>
  </office:meta>
</office:document-meta>
</file>